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4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5" style:family="paragraph" style:parent-style-name="Header">
      <style:text-properties officeooo:paragraph-rsid="00130f00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5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17">COD. ARTICOLO</text:p>
          </table:table-cell>
          <table:table-cell table:style-name="Tabella4.A1" office:value-type="string">
            <text:p text:style-name="P18">DESCRIZIONE ARTICOLO</text:p>
          </table:table-cell>
          <table:table-cell table:style-name="Tabella4.A1" office:value-type="string">
            <text:p text:style-name="P19">U.M.<text:span text:style-name="T16"> <text:s text:c="9"/></text:span></text:p>
          </table:table-cell>
          <table:table-cell table:style-name="Tabella4.A1" office:value-type="string">
            <text:p text:style-name="P19">QUANTITA' <text:s text:c="17"/></text:p>
          </table:table-cell>
          <table:table-cell table:style-name="Tabella4.A1" office:value-type="string">
            <text:p text:style-name="P19">PREZZO <text:s text:c="21"/></text:p>
          </table:table-cell>
          <table:table-cell table:style-name="Tabella4.A1" office:value-type="string">
            <text:p text:style-name="P20">SC. %</text:p>
          </table:table-cell>
          <table:table-cell table:style-name="Tabella4.A1" office:value-type="string">
            <text:p text:style-name="P20">IMPORTO</text:p>
          </table:table-cell>
          <table:table-cell table:style-name="Tabella4.H1" office:value-type="string">
            <text:p text:style-name="P20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0"><text:placeholder text:placeholder-type="text">&lt;line.name or ''&gt;</text:placeholder></text:p>
          </table:table-cell>
          <table:table-cell table:style-name="Tabella4.A3" office:value-type="string">
            <text:p text:style-name="P71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6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3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16"><text:span text:style-name="T15"><text:placeholder text:placeholder-type="text">&lt;if test="line.discount != 0.00"&gt;</text:placeholder></text:span><text:placeholder text:placeholder-type="text">&lt;formatLang(line.discount)&gt;</text:placeholder><text:span text:style-name="T15"><text:placeholder text:placeholder-type="text">&lt;/if&gt;</text:placeholder></text:span></text:p>
          </table:table-cell>
          <table:table-cell table:style-name="Tabella4.A3" office:value-type="string">
            <text:p text:style-name="P73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9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39" style:family="paragraph" style:parent-style-name="Header">
      <style:text-properties officeooo:paragraph-rsid="00130f00"/>
    </style:style>
    <style:style style:name="MP4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7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8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4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6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8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9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0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Sinfocom s.r.l.</text:p>
              <text:p text:style-name="MP9">Via Giuseppe Lunghi, 89 - 06135 – Perugia</text:p>
              <text:p text:style-name="MP9">Tel +390757750400 - Fax +390757823961</text:p>
              <text:p text:style-name="MP10"><text:span text:style-name="MT2">Codice Fiscale e </text:span>P<text:span text:style-name="MT2">artita </text:span>Iva 03462100540</text:p>
              <text:p text:style-name="MP11">Registro Imprese <text:span text:style-name="MT3">di Perugia N° 03462100540 </text:span></text:p>
              <text:p text:style-name="MP11"><text:span text:style-name="MT3">REA </text:span>N° PG-290910</text:p>
              <text:p text:style-name="MP12">C.<text:span text:style-name="MT4">S.</text:span> € <text:span text:style-name="MT4">1</text:span>0.000,00</text:p>
              <text:p text:style-name="MP13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4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10"/>
              <text:p text:style-name="MP14"/>
              <text:p text:style-name="MP15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6">DESTINAZIONE SE DIVERSA</text:p>
              <text:p text:style-name="MP1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8">PARTITA IVA e/o CODICE FISCALE</text:p>
              <text:p text:style-name="MP19"><text:placeholder text:placeholder-type="text">&lt;o.partner_id.vat or ''&gt;</text:placeholder></text:p>
            </table:table-cell>
            <table:table-cell table:style-name="Tabella3.A2" office:value-type="string">
              <text:p text:style-name="MP18">CODICE CLIENTE</text:p>
              <text:p text:style-name="MP20"><text:placeholder text:placeholder-type="text">&lt;o.partner_id.id or ''&gt;</text:placeholder></text:p>
            </table:table-cell>
            <table:table-cell table:style-name="Tabella3.A2" office:value-type="string">
              <text:p text:style-name="MP18">AGENTE</text:p>
              <text:p text:style-name="MP21"/>
            </table:table-cell>
            <table:table-cell table:style-name="Tabella3.D2" table:number-columns-spanned="2" office:value-type="string">
              <text:p text:style-name="MP22">TIPO DOCUMENTO</text:p>
              <text:p text:style-name="MP23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CODICE PAGAMENTO</text:p>
              <text:p text:style-name="MP25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6">PAG</text:p>
              <text:p text:style-name="MP27"><text:page-number text:select-page="current">2</text:page-number>/<text:page-count>2</text:page-count> </text:p>
            </table:table-cell>
            <table:table-cell table:style-name="Tabella3.A2" office:value-type="string">
              <text:p text:style-name="MP28">N° DOCUMENTO</text:p>
              <text:p text:style-name="MP29"><text:placeholder text:placeholder-type="text">&lt;o.number or ''&gt;</text:placeholder></text:p>
            </table:table-cell>
            <table:table-cell table:style-name="Tabella3.D2" office:value-type="string">
              <text:p text:style-name="MP28">DATA DOCUMENTO</text:p>
              <text:p text:style-name="MP30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1">BANCA APPOGGIO</text:p>
              <text:p text:style-name="MP32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3">IBAN</text:p>
              <text:p text:style-name="MP34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6">SCADENZE</text:p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7"><text:span text:style-name="MT11"><text:text-input text:description="&lt;/if&gt;">end if</text:text-input></text:span><text:span text:style-name="MT11"> </text:span></text:p>
              <text:p text:style-name="MP38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9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0">ANNOTAZIONI</text:p>
              <text:p text:style-name="MP41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2">IMPONIBILE</text:p>
            </table:table-cell>
            <table:table-cell table:style-name="Tabella5.A1" office:value-type="string">
              <text:p text:style-name="MP42">IVA</text:p>
            </table:table-cell>
            <table:table-cell table:style-name="Tabella5.I1" office:value-type="string">
              <text:p text:style-name="MP43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5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6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47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8">CAUSALE</text:p>
            </table:table-cell>
            <table:table-cell table:style-name="Tabella5.G3" table:number-rows-spanned="2" office:value-type="string">
              <text:p text:style-name="MP49">% <text:span text:style-name="MT13">SC.</text:span></text:p>
            </table:table-cell>
            <table:table-cell table:style-name="Tabella5.G3" table:number-rows-spanned="2" office:value-type="string">
              <text:p text:style-name="MP48">IMPORTO SCONTO</text:p>
            </table:table-cell>
            <table:table-cell table:style-name="Tabella5.G3" table:number-rows-spanned="2" office:value-type="string">
              <text:p text:style-name="MP48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8">ASPETTO DEI BENI</text:p>
              <text:p text:style-name="MP52"/>
            </table:table-cell>
            <table:covered-table-cell/>
            <table:table-cell table:style-name="Tabella5.G3" office:value-type="string">
              <text:p text:style-name="MP48">N. COLLI</text:p>
              <text:p text:style-name="MP52"/>
            </table:table-cell>
            <table:table-cell table:style-name="Tabella5.G3" office:value-type="string">
              <text:p text:style-name="MP48">TRASPORTO</text:p>
              <text:p text:style-name="MP52"/>
            </table:table-cell>
            <table:table-cell table:style-name="Tabella5.G3" table:number-columns-spanned="2" office:value-type="string">
              <text:p text:style-name="MP50">RIMBORSI</text:p>
              <text:p text:style-name="MP53"/>
            </table:table-cell>
            <table:covered-table-cell/>
            <table:table-cell table:style-name="Tabella5.G3" office:value-type="string">
              <text:p text:style-name="MP54">TOTALE IMPONIBILE</text:p>
              <text:p text:style-name="MP55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6">TOTALE IVA</text:p>
              <text:p text:style-name="MP57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6">TRASPORTO CURA DEL</text:p>
              <text:p text:style-name="MP58"><text:s/></text:p>
            </table:table-cell>
            <table:table-cell table:style-name="Tabella5.A1" table:number-columns-spanned="2" office:value-type="string">
              <text:p text:style-name="MP56">INIZIO TRASPORTO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CONDUCENTE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6">TOTALE DOCUMENTO</text:p>
              <text:p text:style-name="MP56"/>
              <text:p text:style-name="MP62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6">VETTORI, RAGIONE SOCIALE E INDIRIZZO</text:p>
              <text:p text:style-name="MP58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6">FIRMA DEL VETTORE</text:p>
              <text:p text:style-name="MP58"/>
            </table:table-cell>
            <table:covered-table-cell/>
            <table:table-cell table:style-name="Tabella5.G3" table:number-columns-spanned="2" office:value-type="string">
              <text:p text:style-name="MP59">DATA E ORA RITIRO</text:p>
              <text:p text:style-name="MP60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title/>
    <dc:description/>
    <dc:subject/>
    <meta:initial-creator>Fabrizio Cocciari</meta:initial-creator>
    <meta:creation-date>2015-10-02T07:20:00Z</meta:creation-date>
    <dc:date>2016-01-15T17:14:49.757000000</dc:date>
    <meta:print-date>2015-11-01T17:36:21.213000000</meta:print-date>
    <meta:editing-cycles>32</meta:editing-cycles>
    <meta:editing-duration>PT5H2M56S</meta:editing-duration>
    <meta:document-statistic meta:table-count="5" meta:image-count="1" meta:object-count="0" meta:page-count="2" meta:paragraph-count="96" meta:word-count="312" meta:character-count="2757" meta:non-whitespace-character-count="2494"/>
    <meta:template xlink:type="simple" xlink:actuate="onRequest" xlink:title="" xlink:href="../Carta%20Intestata%20Sinfocom%20Versione%202.odt/Normal"/>
  </office:meta>
</office:document-meta>
</file>